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Times New Roman"/>
    </style:style>
    <style:style style:name="P2" style:family="paragraph" style:parent-style-name="Default_20_Text">
      <style:text-properties style:font-name="Times New Roman" fo:font-size="12pt" fo:font-style="normal" style:text-underline-style="none" fo:font-weight="normal" officeooo:rsid="001b955c" officeooo:paragraph-rsid="001b955c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Default_20_Text">
      <style:text-properties style:font-name="Times New Roman" fo:font-size="12pt" fo:font-style="normal" style:text-underline-style="none" fo:font-weight="normal" officeooo:rsid="001d0ed1" officeooo:paragraph-rsid="001d0ed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Default_20_Text">
      <style:text-properties style:font-name="Times New Roman" officeooo:rsid="001d0ed1" officeooo:paragraph-rsid="001d0ed1"/>
    </style:style>
    <style:style style:name="P5" style:family="paragraph" style:parent-style-name="Default_20_Text">
      <style:text-properties officeooo:paragraph-rsid="001b955c"/>
    </style:style>
    <style:style style:name="P6" style:family="paragraph" style:parent-style-name="Default_20_Text">
      <style:text-properties officeooo:paragraph-rsid="001d0ed1"/>
    </style:style>
    <style:style style:name="P7" style:family="paragraph" style:parent-style-name="Default_20_Text">
      <style:text-properties officeooo:paragraph-rsid="001f8b5c"/>
    </style:style>
    <style:style style:name="P8" style:family="paragraph" style:parent-style-name="Default_20_Text">
      <style:paragraph-properties fo:text-align="center" style:justify-single-word="false"/>
      <style:text-properties fo:color="#0000ff" style:font-name="Times New Roman" fo:font-weight="bold" officeooo:rsid="001b955c" officeooo:paragraph-rsid="001d0ed1" style:font-weight-asian="bold" style:font-weight-complex="bold"/>
    </style:style>
    <style:style style:name="P9" style:family="paragraph" style:parent-style-name="Default_20_Text">
      <style:text-properties officeooo:rsid="001b955c" officeooo:paragraph-rsid="001b955c"/>
    </style:style>
    <style:style style:name="P10" style:family="paragraph" style:parent-style-name="Standard">
      <style:text-properties officeooo:rsid="001d0ed1" officeooo:paragraph-rsid="001d0ed1"/>
    </style:style>
    <style:style style:name="P11" style:family="paragraph" style:parent-style-name="Standard">
      <style:text-properties style:font-name="Times New Roman" officeooo:rsid="001d0ed1" officeooo:paragraph-rsid="001d0ed1"/>
    </style:style>
    <style:style style:name="P12" style:family="paragraph" style:parent-style-name="Standard">
      <style:paragraph-properties fo:break-before="page"/>
      <style:text-properties style:font-name="Times New Roman" officeooo:rsid="001d0ed1" officeooo:paragraph-rsid="001d0ed1"/>
    </style:style>
    <style:style style:name="T1" style:family="text">
      <style:text-properties style:font-name="Times New Roman" fo:font-size="12pt" fo:font-style="normal" style:text-underline-style="none" fo:font-weight="normal" officeooo:rsid="001b955c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2pt" fo:font-style="normal" style:text-underline-style="none" fo:font-weight="normal" officeooo:rsid="001d0ed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0pt" fo:font-style="normal" style:text-underline-style="none" fo:font-weight="normal" officeooo:rsid="001d0ed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officeooo:rsid="001b95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!-- BEGIN lines --]</text:p>
      <text:p text:style-name="P8">Task {line_ref} {line_label} Summary</text:p>
      <text:p text:style-name="P1"/>
      <text:p text:style-name="P2">Project Information : </text:p>
      <text:p text:style-name="P5"><text:span text:style-name="T4">Project {object_title}({object_ref}), </text:span>{object_id}, </text:p>
      <text:p text:style-name="P9">Description :{object_description}</text:p>
      <text:p text:style-name="P5"><text:s/><text:span text:style-name="T4">Creation date : {object_date_creation}</text:span></text:p>
      <text:p text:style-name="P9"><text:s/>Start date : {object_date_start}</text:p>
      <text:p text:style-name="P9"><text:s/>End Date : {object_date_end}</text:p>
      <text:p text:style-name="P9">Note Private : {object_note_private}</text:p>
      <text:p text:style-name="P9">Note Public : {object_public}</text:p>
      <text:p text:style-name="P5"><text:span text:style-name="T4">Status : </text:span><text:span text:style-name="T1">{object_statut}</text:span></text:p>
      <text:p text:style-name="P2"/>
      <text:p text:style-name="P6"><text:span text:style-name="T2">Customer : </text:span><text:span text:style-name="T3">{company_name}</text:span></text:p>
      <text:p text:style-name="P3"/>
      <text:p text:style-name="P4">Task Ref.: {line_ref}</text:p>
      <text:p text:style-name="P4">Task label : {line_label}.</text:p>
      <text:p text:style-name="P4">Task Date Start : {line_date_start}</text:p>
      <text:p text:style-name="P4">Task Date End : {line_date_end}</text:p>
      <text:p text:style-name="P10">Task Description : {line_description}</text:p>
      <text:p text:style-name="P10">Task Duration : {line_duration}</text:p>
      <text:p text:style-name="P10">Task Progress : {line_progress} %</text:p>
      <text:p text:style-name="P11"/>
      <text:p text:style-name="P12"/>
      <text:p text:style-name="P7">[!-- END lin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5T19:11:51</dc:date>
    <meta:editing-duration>P1DT1H52M6S</meta:editing-duration>
    <meta:editing-cycles>75</meta:editing-cycles>
    <meta:generator>LibreOffice/3.6$Linux_X86_64 LibreOffice_project/360m1$Build-2</meta:generator>
    <dc:creator>Bobby Jerico</dc:creator>
    <meta:document-statistic meta:table-count="0" meta:image-count="0" meta:object-count="0" meta:page-count="2" meta:paragraph-count="20" meta:word-count="78" meta:character-count="609" meta:non-whitespace-character-count="548"/>
    <meta:user-defined meta:name="Información 1"/>
    <meta:user-defined meta:name="Información 2"/>
    <meta:user-defined meta:name="Información 3"/>
    <meta:user-defined meta:name="Información 4"/>
  </office:meta>
</office:document-meta>
</file>